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03.1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38.16pt"/>
    </style:style>
    <style:style style:name="co4" style:family="table-column">
      <style:table-column-properties fo:break-before="auto" style:column-width="233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Cambria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&gt;0" style:apply-style-name="ConditionalStyle_5f_1" style:base-cell-address="Sheet1.H4"/>
    </style:style>
    <style:style style:name="ce18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/>
          <table:table-cell table:style-name="ce5" office:value-type="string" calcext:value-type="string">
            <text:p>Estimate</text:p>
          </table:table-cell>
          <table:table-cell table:style-name="ce8" office:value-type="string" calcext:value-type="string">
            <text:p>Done</text:p>
          </table:table-cell>
          <table:table-cell table:style-name="ce10" office:value-type="string" calcext:value-type="string">
            <text:p>To Do</text:p>
          </table:table-cell>
          <table:table-cell table:style-name="ce12" office:value-type="string" calcext:value-type="string">
            <text:p>Workload Per Week</text:p>
          </table:table-cell>
          <table:table-cell table:number-columns-repeated="2"/>
          <table:table-cell table:style-name="ce14" office:value-type="string" calcext:value-type="string">
            <text:p>Anna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Selim</text:p>
          </table:table-cell>
          <table:table-cell table:style-name="ce14" office:value-type="string" calcext:value-type="string">
            <text:p>Sjors</text:p>
          </table:table-cell>
          <table:table-cell table:style-name="ce14" office:value-type="string" calcext:value-type="string">
            <text:p>Tomek</text:p>
          </table:table-cell>
          <table:table-cell table:style-name="ce14" office:value-type="string" calcext:value-type="string">
            <text:p>Wen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ll time estimates are in hours</text:p>
          </table:table-cell>
          <table:table-cell table:style-name="ce6" table:formula="of:=SUM([.B8:.B1002])" office:value-type="float" office:value="203" calcext:value-type="float">
            <text:p>203</text:p>
          </table:table-cell>
          <table:table-cell table:style-name="ce9" table:formula="of:=SUM([.D8:.D1002])" office:value-type="float" office:value="189" calcext:value-type="float">
            <text:p>189</text:p>
          </table:table-cell>
          <table:table-cell table:style-name="ce11" table:formula="of:=[.B2]-SUMIF([.D8:.D1002]; &quot;&gt;0&quot;; [.B8:.B1002])" office:value-type="float" office:value="8" calcext:value-type="float">
            <text:p>8</text:p>
          </table:table-cell>
          <table:table-cell table:style-name="ce13" table:formula="of:=COM.MICROSOFT.CEILING([.D2]/MAX(1; [.H8]))" office:value-type="string" office:string-value="" calcext:value-type="error">
            <text:p>Err:511</text:p>
          </table:table-cell>
          <table:table-cell/>
          <table:table-cell table:style-name="ce4" office:value-type="string" calcext:value-type="string">
            <text:p>Work done:</text:p>
          </table:table-cell>
          <table:table-cell table:style-name="ce16" table:formula="of:=SUMIF([.C8:.C1002]; &quot;Anna&quot;; [.D8:.D1002])" office:value-type="float" office:value="40" calcext:value-type="float">
            <text:p>40</text:p>
          </table:table-cell>
          <table:table-cell table:style-name="ce16" table:formula="of:=SUMIF([.C8:.C1002]; &quot;Pierre&quot;; [.D8:.D1002])" office:value-type="float" office:value="8" calcext:value-type="float">
            <text:p>8</text:p>
          </table:table-cell>
          <table:table-cell table:style-name="ce16" table:formula="of:=SUMIF([.C8:.C1002]; &quot;Selim&quot;; [.D8:.D1002])" office:value-type="float" office:value="29" calcext:value-type="float">
            <text:p>29</text:p>
          </table:table-cell>
          <table:table-cell table:style-name="ce16" table:formula="of:=SUMIF([.C8:.C1002]; &quot;Sjors&quot;; [.D8:.D1002])" office:value-type="float" office:value="22" calcext:value-type="float">
            <text:p>22</text:p>
          </table:table-cell>
          <table:table-cell table:style-name="ce16" table:formula="of:=SUMIF([.C8:.C1002]; &quot;Tomek&quot;; [.D8:.D1002])" office:value-type="float" office:value="75" calcext:value-type="float">
            <text:p>75</text:p>
          </table:table-cell>
          <table:table-cell table:style-name="ce16" table:formula="of:=SUMIF([.C8:.C1002]; &quot;Wen&quot;; [.D8:.D1002])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Minimal work required till now:</text:p>
          </table:table-cell>
          <table:table-cell table:formula="of:=([.H10]-[.H9])*4" office:value-type="string" office:string-value="" calcext:value-type="error">
            <text:p>#VALUE!</text:p>
          </table:table-cell>
          <table:table-cell table:formula="of:=([.H10]-[.H9])*4" office:value-type="string" office:string-value="" calcext:value-type="error">
            <text:p>#VALUE!</text:p>
          </table:table-cell>
          <table:table-cell table:formula="of:=([.H10]-[.H9])*4" office:value-type="string" office:string-value="" calcext:value-type="error">
            <text:p>#VALUE!</text:p>
          </table:table-cell>
          <table:table-cell table:formula="of:=([.H10]-[.H9])*4" office:value-type="string" office:string-value="" calcext:value-type="error">
            <text:p>#VALUE!</text:p>
          </table:table-cell>
          <table:table-cell table:formula="of:=([.H10]-[.H9])*4" office:value-type="string" office:string-value="" calcext:value-type="error">
            <text:p>#VALUE!</text:p>
          </table:table-cell>
          <table:table-cell table:formula="of:=([.H10]-[.H9])*4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2" table:formula="of:=HYPERLINK(&quot;https://github.com/dke-group-23/DKE-Project&quot;;&quot;Project GitHub Page&quot;)" office:value-type="string" office:string-value="Project GitHub Page" calcext:value-type="string">
            <text:p>Project GitHub Page</text:p>
          </table:table-cell>
          <table:table-cell table:style-name="ce7" table:formula="of:=HYPERLINK(&quot;https://github.com/dke-group-23/DKE-Project/issues&quot;;&quot;Issues&quot;)" office:value-type="string" office:string-value="Issues" calcext:value-type="string">
            <text:p>Issues</text:p>
          </table:table-cell>
          <table:table-cell table:style-name="ce7" table:formula="of:=HYPERLINK(&quot;https://github.com/dke-group-23/DKE-Project/tree/master/src&quot;;&quot;Code&quot;)" office:value-type="string" office:string-value="Code" calcext:value-type="string">
            <text:p>Code</text:p>
          </table:table-cell>
          <table:table-cell table:style-name="ce7" table:formula="of:=HYPERLINK(&quot;https://github.com/dke-group-23/DKE-Project/tree/master/sketchpad&quot;;&quot;Sketchpad&quot;)" office:value-type="string" office:string-value="Sketchpad" calcext:value-type="string">
            <text:p>Sketchpad</text:p>
          </table:table-cell>
          <table:table-cell table:style-name="ce7" table:formula="of:=HYPERLINK(&quot;https://github.com/dke-group-23/DKE-Project/commits/master&quot;;&quot;Work Timeline&quot;)" office:value-type="string" office:string-value="Work Timeline" calcext:value-type="string">
            <text:p>Work Timeline</text:p>
          </table:table-cell>
          <table:table-cell/>
          <table:table-cell table:style-name="ce14" office:value-type="string" calcext:value-type="string">
            <text:p>Missing from required above:</text:p>
          </table:table-cell>
          <table:table-cell table:style-name="ce17" table:formula="of:=[.H3]-[.H2]" office:value-type="string" office:string-value="" calcext:value-type="error">
            <text:p>#VALUE!</text:p>
          </table:table-cell>
          <table:table-cell table:style-name="ce17" table:formula="of:=[.I3]-[.I2]" office:value-type="string" office:string-value="" calcext:value-type="error">
            <text:p>#VALUE!</text:p>
          </table:table-cell>
          <table:table-cell table:style-name="ce17" table:formula="of:=[.J3]-[.J2]" office:value-type="string" office:string-value="" calcext:value-type="error">
            <text:p>#VALUE!</text:p>
          </table:table-cell>
          <table:table-cell table:style-name="ce17" table:formula="of:=[.K3]-[.K2]" office:value-type="string" office:string-value="" calcext:value-type="error">
            <text:p>#VALUE!</text:p>
          </table:table-cell>
          <table:table-cell table:style-name="ce17" table:formula="of:=[.L3]-[.L2]" office:value-type="string" office:string-value="" calcext:value-type="error">
            <text:p>#VALUE!</text:p>
          </table:table-cell>
          <table:table-cell table:style-name="ce17" table:formula="of:=[.M3]-[.M2]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4" office:value-type="string" calcext:value-type="string">
            <text:p>Estimated workload per week to complete:</text:p>
          </table:table-cell>
          <table:table-cell table:style-name="ce16" table:formula="of:=ROUND([.E2]/4)" office:value-type="string" office:string-value="" calcext:value-type="error">
            <text:p>Err:511</text:p>
          </table:table-cell>
          <table:table-cell table:style-name="ce16" table:formula="of:=ROUND([.E2]/4)" office:value-type="string" office:string-value="" calcext:value-type="error">
            <text:p>Err:511</text:p>
          </table:table-cell>
          <table:table-cell table:style-name="ce16" table:formula="of:=ROUND([.E2]/4)" office:value-type="string" office:string-value="" calcext:value-type="error">
            <text:p>Err:511</text:p>
          </table:table-cell>
          <table:table-cell table:style-name="ce16" table:formula="of:=ROUND([.E2]/4)" office:value-type="string" office:string-value="" calcext:value-type="error">
            <text:p>Err:511</text:p>
          </table:table-cell>
          <table:table-cell table:style-name="ce16" table:formula="of:=ROUND([.E2]/4)" office:value-type="string" office:string-value="" calcext:value-type="error">
            <text:p>Err:511</text:p>
          </table:table-cell>
          <table:table-cell table:style-name="ce16" table:formula="of:=ROUND([.E2]/4)" office:value-type="string" office:string-value="" calcext:value-type="error">
            <text:p>Err:511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5" office:value-type="string" calcext:value-type="string">
            <text:p>Recommended work for this week:</text:p>
          </table:table-cell>
          <table:table-cell table:style-name="ce18" table:formula="of:=[.H5]+MAX([.H4]; 0)" office:value-type="string" office:string-value="" calcext:value-type="error">
            <text:p>#VALUE!</text:p>
          </table:table-cell>
          <table:table-cell table:style-name="ce18" table:formula="of:=[.I5]+MAX([.I4]; 0)" office:value-type="string" office:string-value="" calcext:value-type="error">
            <text:p>#VALUE!</text:p>
          </table:table-cell>
          <table:table-cell table:style-name="ce18" table:formula="of:=[.J5]+MAX([.J4]; 0)" office:value-type="string" office:string-value="" calcext:value-type="error">
            <text:p>#VALUE!</text:p>
          </table:table-cell>
          <table:table-cell table:style-name="ce18" table:formula="of:=[.K5]+MAX([.K4]; 0)" office:value-type="string" office:string-value="" calcext:value-type="error">
            <text:p>#VALUE!</text:p>
          </table:table-cell>
          <table:table-cell table:style-name="ce18" table:formula="of:=[.L5]+MAX([.L4]; 0)" office:value-type="string" office:string-value="" calcext:value-type="error">
            <text:p>#VALUE!</text:p>
          </table:table-cell>
          <table:table-cell table:style-name="ce18" table:formula="of:=[.M5]+MAX([.M4]; 0)" office:value-type="string" office:string-value="" calcext:value-type="error">
            <text:p>#VALUE!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Assignee</text:p>
          </table:table-cell>
          <table:table-cell table:style-name="ce3" office:value-type="string" calcext:value-type="string">
            <text:p>Time spent</text:p>
          </table:table-cell>
          <table:table-cell table:style-name="ce3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roject Analysi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Weeks to go:</text:p>
          </table:table-cell>
          <table:table-cell table:style-name="ce19" table:formula="of:=MAX(0; [.H11]-[.H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ime and tasks managment - this sheet etc.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Start (30/10/2018):</text:p>
          </table:table-cell>
          <table:table-cell table:formula="of:=WEEKNUM(&quot;30/10/2018&quot;; 1)" office:value-type="string" office:string-value="" calcext:value-type="error">
            <text:p>#VALUE!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entoring (live coding etc.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ce4" office:value-type="string" calcext:value-type="string">
            <text:p>Current:</text:p>
          </table:table-cell>
          <table:table-cell table:formula="of:=WEEKNUM(TODAY(); 1)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 office:value-type="string" calcext:value-type="string">
            <text:p>End (11/12/2018):</text:p>
          </table:table-cell>
          <table:table-cell table:formula="of:=WEEKNUM(&quot;11/12/2018&quot;; 1)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tarting with SW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n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>
            <text:p>Deadline (14/12/2018) ...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tarting with SW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arting with SW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elim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arting with SW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jor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arting with SW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arting with SW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en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Finding tutorials and examples for the group (exact algorithm, timer, graph coloring, file chooser)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Managing layouts (visual arangment of components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Selection of the game mod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elim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Switching from game modes to graph specifica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id not end up in the final game.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Asking for random graph specificatio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lim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Asking for a graph file locatio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elim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raph file selection filtering (only txt files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elim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raph specification validation (wrong format, wrong numbers etc.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Random graph genera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ne in phase 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ine graph genera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We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t integrat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Loading a graph from a fil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ed on Kelk cod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Integrating graph making with graph specification scree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Exact algorithm research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xact algorithm improvement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Anna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one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xact algorithm integratio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Graph clas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Displaying a graph (vertices and edges, arrangement in space)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Anna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Optimizing space aragment of vertices and edg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isplaing the required graph (integration with graph selection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electing a colo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Sjors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ndicating selected col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dding a col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jor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Finally not used.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anging a color of a vertex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ntegrating graph class with colors managmen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isplay the count of the colors used (lower left corner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Timer counting down sketch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en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imer counting dow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imer counting u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ntegrating Timer into Graph Scree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Main Screen Integration (graph, colors, timer)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xing issues with look and feel and graph panel size on Ma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"Bitter End" End of the game check (chromatic number found)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"Upper bound" <text:s/>End of the game check (times up)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"Upper bound" <text:s/>End of the game check (fully collored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"Random order" mode flow - allowing to color only current vertex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intaing a state of what vertex is next in "random order" mod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All Screens Integrati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core and back to selection of the game mod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"Restart game" button + actio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Show chromatic number hi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Start validating edges hin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Computing hint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isplaying a hint for a "bitter end" and "upper bound"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isplaying a hint for a "random order"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Documentatio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Unit test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omek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>
            <text:p>Presentati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Ann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sentati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sentati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elim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sentati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Sjor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sentati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omek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esentation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Wen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0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H4:Sheet1.M4">
            <calcext:condition calcext:apply-style-name="ConditionalStyle_1" calcext:value="&gt;0" calcext:base-cell-address="Sheet1.H4"/>
          </calcext:conditional-format>
          <calcext:conditional-format calcext:target-range-address="Sheet1.H4:Sheet1.M4">
            <calcext:condition calcext:apply-style-name="ConditionalStyle_2" calcext:value="&lt;=0" calcext:base-cell-address="Sheet1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4c7c3"/>
    </style:style>
    <style:style style:name="ConditionalStyle_5f_2" style:display-name="ConditionalStyle_2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4" meta:object-count="0"/>
    <meta:generator>LibreOfficeDev/6.0.5.2$Linux_X86_64 LibreOffice_project/</meta:generator>
  </office:meta>
</office:document-meta>
</file>